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5" style:family="table-cell" style:parent-style-name="Default" style:data-style-name="N64"/>
    <style:style style:name="ce7" style:family="table-cell" style:parent-style-name="Default" style:data-style-name="N104"/>
    <style:style style:name="ce9" style:family="table-cell" style:parent-style-name="Default" style:data-style-name="N66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Bass Guitar Lab Hours (6<text:span text:style-name="T1">th</text:span>)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]-[.B2]" office:value-type="time" office:time-value="PT01H05M00S" calcext:value-type="time">
            <text:p>01:05:00</text:p>
          </table:table-cell>
          <table:table-cell office:value-type="string" calcext:value-type="string">
            <text:p>PCB Design</text:p>
          </table:table-cell>
          <table:table-cell/>
          <table:table-cell office:value-type="string" calcext:value-type="string" table:number-columns-spanned="2" table:number-rows-spanned="1">
            <text:p>Hours Distribution</text:p>
          </table:table-cell>
          <table:covered-table-cell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3]-[.B3]" office:value-type="time" office:time-value="PT03H00M00S" calcext:value-type="time">
            <text:p>03:00:00</text:p>
          </table:table-cell>
          <table:table-cell office:value-type="string" calcext:value-type="string">
            <text:p>PCB Design</text:p>
          </table:table-cell>
          <table:table-cell/>
          <table:table-cell office:value-type="string" calcext:value-type="string">
            <text:p>PCB Design</text:p>
          </table:table-cell>
          <table:table-cell table:style-name="ce5" table:formula="of:=SUM([.D2:.D8];[.D11];[.D40:.D46])" office:value-type="time" office:time-value="PT15H00M00S" calcext:value-type="time">
            <text:p>15:00: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CAD Design</text:p>
          </table:table-cell>
          <table:table-cell table:style-name="ce5" table:formula="of:=SUM([.D9];[.D12];[.D14:.D15];[.D18:.D31];[.D34:.D37];[.D51:.D52];[.D62];[.D103:.D108];[.D116];[.D128:.D129])" office:value-type="time" office:time-value="PT46H31M00S" calcext:value-type="time">
            <text:p>46:31:00</text:p>
          </table:table-cell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5]-[.B5]" office:value-type="time" office:time-value="PT01H00M00S" calcext:value-type="time">
            <text:p>01:00:00</text:p>
          </table:table-cell>
          <table:table-cell office:value-type="string" calcext:value-type="string">
            <text:p>PCB Design</text:p>
          </table:table-cell>
          <table:table-cell/>
          <table:table-cell office:value-type="string" calcext:value-type="string">
            <text:p>Assembly</text:p>
          </table:table-cell>
          <table:table-cell table:style-name="ce5" table:formula="of:=SUM([.D58:.D61];[.D65:.D70];[.D78];[.D112:.D113];[.D117:.D121];[.D134:.D135];[.D139])" office:value-type="time" office:time-value="PT38H35M00S" calcext:value-type="time">
            <text:p>38:35:00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6]-[.B6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  <table:table-cell/>
          <table:table-cell office:value-type="string" calcext:value-type="string">
            <text:p>Coding</text:p>
          </table:table-cell>
          <table:table-cell table:style-name="ce9" table:formula="of:=SUM([.D38];[.D47];[.D79:.D95])" office:value-type="time" office:time-value="PT17H50M00S" calcext:value-type="time">
            <text:p>17:50:00.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Report</text:p>
          </table:table-cell>
          <table:table-cell table:style-name="ce9" table:formula="of:=SUM([.D73];[.D98];[.D109];[.D124:.D125];[.D136];[.D140])" office:value-type="time" office:time-value="PT19H00M00S" calcext:value-type="time">
            <text:p>19:00:00.00</text:p>
          </table:table-cell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8]-[.B8]" office:value-type="time" office:time-value="PT00H35M00S" calcext:value-type="time">
            <text:p>00:35:00</text:p>
          </table:table-cell>
          <table:table-cell office:value-type="string" calcext:value-type="string">
            <text:p>PCB Design</text:p>
          </table:table-cell>
          <table:table-cell/>
          <table:table-cell office:value-type="string" calcext:value-type="string">
            <text:p>Total</text:p>
          </table:table-cell>
          <table:table-cell table:style-name="ce9" table:formula="of:=SUM([.H3:.H7])" office:value-type="time" office:time-value="PT136H56M00S" calcext:value-type="time">
            <text:p>136:56:00.00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 table:formula="of:=[.C9]-[.B9]" office:value-type="time" office:time-value="PT01H00M00S" calcext:value-type="time">
            <text:p>01:00:00</text:p>
          </table:table-cell>
          <table:table-cell office:value-type="string" calcext:value-type="string">
            <text:p>CAD plann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1]-[.B11]" office:value-type="time" office:time-value="PT01H20M00S" calcext:value-type="time">
            <text:p>01:20:00</text:p>
          </table:table-cell>
          <table:table-cell office:value-type="string" calcext:value-type="string">
            <text:p>PCB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2]-[.B12]" office:value-type="time" office:time-value="PT01H45M00S" calcext:value-type="time">
            <text:p>01:45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4]-[.B14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 table:formula="of:=[.C15]-[.B15]" office:value-type="time" office:time-value="PT02H10M00S" calcext:value-type="time">
            <text:p>02:1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2:.D15])" office:value-type="time" office:time-value="PT15H35M00S" calcext:value-type="time">
            <text:p>15:35: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 table:formula="of:=[.C18]-[.B18]" office:value-type="time" office:time-value="PT02H01M00S" calcext:value-type="time">
            <text:p>02:01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time" office:time-value="PT18H00M00S" calcext:value-type="time">
            <text:p>06:00:00 PM</text:p>
          </table:table-cell>
          <table:table-cell office:value-type="time" office:time-value="PT19H20M00S" calcext:value-type="time">
            <text:p>07:20:00 PM</text:p>
          </table:table-cell>
          <table:table-cell table:formula="of:=[.C19]-[.B19]" office:value-type="time" office:time-value="PT01H20M00S" calcext:value-type="time">
            <text:p>01:2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1]-[.B21]" office:value-type="time" office:time-value="PT01H00M00S" calcext:value-type="time">
            <text:p>01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22]-[.B22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0H40M00S" calcext:value-type="time">
            <text:p>10:4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4]-[.B24]" office:value-type="time" office:time-value="PT01H10M00S" calcext:value-type="time">
            <text:p>01:1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25]-[.B25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7]-[.B27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28]-[.B28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0]-[.B30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31]-[.B31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18:.D31])" office:value-type="time" office:time-value="PT14H41M00S" calcext:value-type="time">
            <text:p>14:41: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3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4]-[.B34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35]-[.B35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7]-[.B37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38]-[.B38]" office:value-type="time" office:time-value="PT01H50M00S" calcext:value-type="time">
            <text:p>01:50:00</text:p>
          </table:table-cell>
          <table:table-cell office:value-type="string" calcext:value-type="string">
            <text:p>Cod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0]-[.B40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1]-[.B41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3]-[.B43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4]-[.B44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6]-[.B46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7]-[.B47]" office:value-type="time" office:time-value="PT01H50M00S" calcext:value-type="time">
            <text:p>01:50:00</text:p>
          </table:table-cell>
          <table:table-cell office:value-type="string" calcext:value-type="string">
            <text:p>Codin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4:.D47])" office:value-type="time" office:time-value="PT13H20M00S" calcext:value-type="time">
            <text:p>13:20: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51]-[.B51]" office:value-type="time" office:time-value="PT02H50M00S" calcext:value-type="time">
            <text:p>02:5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52]-[.B52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04/08/2025 to 04/14/2025 Absent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58]-[.B58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16" calcext:value-type="date">
            <text:p>04/16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1]-[.B61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62]-[.B62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17" calcext:value-type="date">
            <text:p>04/17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5]-[.B65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66]-[.B66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9]-[.B69]" office:value-type="time" office:time-value="PT01H50M00S" calcext:value-type="time">
            <text:p>01:5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70]-[.B70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19" calcext:value-type="date">
            <text:p>04/19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7H00M00S" calcext:value-type="time">
            <text:p>05:00:00 PM</text:p>
          </table:table-cell>
          <table:table-cell table:formula="of:=[.C73]-[.B73]" office:value-type="time" office:time-value="PT02H00M00S" calcext:value-type="time">
            <text:p>02:00:00</text:p>
          </table:table-cell>
          <table:table-cell office:value-type="string" calcext:value-type="string">
            <text:p>Repor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51:.D73])" office:value-type="time" office:time-value="PT19H10M00S" calcext:value-type="time">
            <text:p>19:10: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s/>Week 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1" calcext:value-type="date">
            <text:p>04/21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78]-[.B78]" office:value-type="time" office:time-value="PT01H50M00S" calcext:value-type="time">
            <text:p>01:5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79]-[.B79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82]-[.B82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83]-[.B83]" office:value-type="time" office:time-value="PT01H50M00S" calcext:value-type="time">
            <text:p>01:5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86]-[.B86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87]-[.B87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90]-[.B90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91]-[.B91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5" calcext:value-type="date">
            <text:p>04/25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94]-[.B94]" office:value-type="time" office:time-value="PT01H50M00S" calcext:value-type="time">
            <text:p>01:5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95]-[.B95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6" calcext:value-type="date">
            <text:p>04/26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4H00M00S" calcext:value-type="time">
            <text:p>02:00:00 PM</text:p>
          </table:table-cell>
          <table:table-cell office:value-type="time" office:time-value="PT17H00M00S" calcext:value-type="time">
            <text:p>05:00:00 PM</text:p>
          </table:table-cell>
          <table:table-cell table:formula="of:=[.C98]-[.B98]" office:value-type="time" office:time-value="PT03H00M00S" calcext:value-type="time">
            <text:p>03:00:00</text:p>
          </table:table-cell>
          <table:table-cell office:value-type="string" calcext:value-type="string">
            <text:p>Repor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78:.D98])" office:value-type="time" office:time-value="PT19H00M00S" calcext:value-type="time">
            <text:p>19:00: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8" calcext:value-type="date">
            <text:p>04/28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03]-[.B103]" office:value-type="time" office:time-value="PT01H30M00S" calcext:value-type="time">
            <text:p>01:3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45M00S" calcext:value-type="time">
            <text:p>03:45:00 PM</text:p>
          </table:table-cell>
          <table:table-cell table:formula="of:=[.C104]-[.B104]" office:value-type="time" office:time-value="PT02H45M00S" calcext:value-type="time">
            <text:p>02:45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29" calcext:value-type="date">
            <text:p>04/29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07]-[.B107]" office:value-type="time" office:time-value="PT01H00M00S" calcext:value-type="time">
            <text:p>01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6H30M00S" calcext:value-type="time">
            <text:p>04:30:00 PM</text:p>
          </table:table-cell>
          <table:table-cell table:formula="of:=[.C108]-[.B108]" office:value-type="time" office:time-value="PT03H30M00S" calcext:value-type="time">
            <text:p>03:3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8H00M00S" calcext:value-type="time">
            <text:p>06:00:00 PM</text:p>
          </table:table-cell>
          <table:table-cell office:value-type="time" office:time-value="PT20H00M00S" calcext:value-type="time">
            <text:p>08:00:00 PM</text:p>
          </table:table-cell>
          <table:table-cell table:formula="of:=[.C109]-[.B109]" office:value-type="time" office:time-value="PT02H00M00S" calcext:value-type="time">
            <text:p>02:00:00</text:p>
          </table:table-cell>
          <table:table-cell office:value-type="string" calcext:value-type="string">
            <text:p>Re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4-30" calcext:value-type="date">
            <text:p>04/30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08H30M00S" calcext:value-type="time">
            <text:p>08:3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12]-[.B112]" office:value-type="time" office:time-value="PT03H30M00S" calcext:value-type="time">
            <text:p>03:3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6H00M00S" calcext:value-type="time">
            <text:p>04:00:00 PM</text:p>
          </table:table-cell>
          <table:table-cell table:formula="of:=[.C113]-[.B113]" office:value-type="time" office:time-value="PT03H00M00S" calcext:value-type="time">
            <text:p>03:0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5-01" calcext:value-type="date">
            <text:p>05/01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16]-[.B116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6H30M00S" calcext:value-type="time">
            <text:p>04:30:00 PM</text:p>
          </table:table-cell>
          <table:table-cell table:formula="of:=[.C117]-[.B117]" office:value-type="time" office:time-value="PT04H00M00S" calcext:value-type="time">
            <text:p>04:0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5-02" calcext:value-type="date">
            <text:p>05/02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20]-[.B120]" office:value-type="time" office:time-value="PT01H30M00S" calcext:value-type="time">
            <text:p>01:3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45M00S" calcext:value-type="time">
            <text:p>03:45:00 PM</text:p>
          </table:table-cell>
          <table:table-cell table:formula="of:=[.C121]-[.B121]" office:value-type="time" office:time-value="PT03H00M00S" calcext:value-type="time">
            <text:p>03:0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5-03" calcext:value-type="date">
            <text:p>05/03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4H00M00S" calcext:value-type="time">
            <text:p>02:00:00 PM</text:p>
          </table:table-cell>
          <table:table-cell office:value-type="time" office:time-value="PT18H00M00S" calcext:value-type="time">
            <text:p>06:00:00 PM</text:p>
          </table:table-cell>
          <table:table-cell table:formula="of:=[.C124]-[.B124]" office:value-type="time" office:time-value="PT04H00M00S" calcext:value-type="time">
            <text:p>04:00:00</text:p>
          </table:table-cell>
          <table:table-cell office:value-type="string" calcext:value-type="string">
            <text:p>Report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00M00S" calcext:value-type="time">
            <text:p>09:00:00 PM</text:p>
          </table:table-cell>
          <table:table-cell table:formula="of:=[.C125]-[.B125]" office:value-type="time" office:time-value="PT01H00M00S" calcext:value-type="time">
            <text:p>01:00:00</text:p>
          </table:table-cell>
          <table:table-cell office:value-type="string" calcext:value-type="string">
            <text:p>Re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5-04" calcext:value-type="date">
            <text:p>05/04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7H00M00S" calcext:value-type="time">
            <text:p>05:00:00 PM</text:p>
          </table:table-cell>
          <table:table-cell table:formula="of:=[.C128]-[.B128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1H00M00S" calcext:value-type="time">
            <text:p>09:00:00 PM</text:p>
          </table:table-cell>
          <table:table-cell table:formula="of:=[.C129]-[.B129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103:.D129])" office:value-type="time" office:time-value="PT36H45M00S" calcext:value-type="time">
            <text:p>36:45: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5-05" calcext:value-type="date">
            <text:p>05/05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11H10M00S" calcext:value-type="time">
            <text:p>11:1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34]-[.B134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6H00M00S" calcext:value-type="time">
            <text:p>04:00:00 PM</text:p>
          </table:table-cell>
          <table:table-cell table:formula="of:=[.C135]-[.B135]" office:value-type="time" office:time-value="PT03H10M00S" calcext:value-type="time">
            <text:p>03:10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  <table:table-cell table:formula="of:=[.C136]-[.B136]" office:value-type="time" office:time-value="PT03H00M00S" calcext:value-type="time">
            <text:p>03:00:00</text:p>
          </table:table-cell>
          <table:table-cell office:value-type="string" calcext:value-type="string">
            <text:p>Re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date" office:date-value="2025-05-06" calcext:value-type="date">
            <text:p>05/06/2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time" office:time-value="PT08H20M00S" calcext:value-type="time">
            <text:p>08:20:00 AM</text:p>
          </table:table-cell>
          <table:table-cell office:value-type="time" office:time-value="PT15H45M00S" calcext:value-type="time">
            <text:p>03:45:00 PM</text:p>
          </table:table-cell>
          <table:table-cell table:formula="of:=[.C139]-[.B139]" office:value-type="time" office:time-value="PT07H25M00S" calcext:value-type="time">
            <text:p>07:25:00</text:p>
          </table:table-cell>
          <table:table-cell office:value-type="string" calcext:value-type="string">
            <text:p>Assembly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8H00M00S" calcext:value-type="time">
            <text:p>06:00:00 PM</text:p>
          </table:table-cell>
          <table:table-cell office:value-type="time" office:time-value="PT22H00M00S" calcext:value-type="time">
            <text:p>10:00:00 PM</text:p>
          </table:table-cell>
          <table:table-cell table:formula="of:=[.C140]-[.B140]" office:value-type="time" office:time-value="PT04H00M00S" calcext:value-type="time">
            <text:p>04:00:00</text:p>
          </table:table-cell>
          <table:table-cell office:value-type="string" calcext:value-type="string">
            <text:p>Repor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134:.D140])" office:value-type="time" office:time-value="PT18H25M00S" calcext:value-type="time">
            <text:p>18:25: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 Hours</text:p>
          </table:table-cell>
          <table:table-cell table:formula="of:=SUM([.D16];[.D32];[.D48];[.D74];[.D99];[.D130];[.D141])" office:value-type="time" office:time-value="PT136H56M00S" calcext:value-type="time">
            <text:p>136:56: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abor Cost</text:p>
          </table:table-cell>
          <table:table-cell table:style-name="ce7" office:value-type="currency" office:currency="USD" office:value="6605" calcext:value-type="currency">
            <text:p>$6,605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3:07:57.995233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29:29.879000000</meta:creation-date>
    <dc:date>2025-05-07T13:38:53.900289037</dc:date>
    <meta:editing-duration>PT5H13M30S</meta:editing-duration>
    <meta:editing-cycles>24</meta:editing-cycles>
    <meta:generator>LibreOffice/24.8.5.2$Linux_X86_64 LibreOffice_project/480$Build-2</meta:generator>
    <meta:document-statistic meta:table-count="1" meta:cell-count="364" meta:object-count="0"/>
  </office:meta>
</office:document-meta>
</file>